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4D03DFFC.png" manifest:media-type="image/png"/>
  <manifest:file-entry manifest:full-path="Pictures/100002010000008000000080BFC7A67F.png" manifest:media-type="image/png"/>
  <manifest:file-entry manifest:full-path="Pictures/1000020100000080000000801FF9979E.png" manifest:media-type="image/png"/>
  <manifest:file-entry manifest:full-path="Pictures/100002010000031A00000463408CA2B7.png" manifest:media-type="image/png"/>
  <manifest:file-entry manifest:full-path="Pictures/100002010000031A0000046384CFE04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.979cm, 7.35cm, 20.86cm, 5.249cm)" draw:image-opacity="100%" style:mirror="non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.979cm, 6.301cm, 20.86cm, 4.2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2cm"/>
    </style:style>
    <style:style style:name="gr5" style:family="graphic" style:parent-style-name="standard">
      <style:graphic-properties draw:stroke="none" svg:stroke-color="#000000" draw:fill="none" draw:fill-color="#ffffff" fo:min-height="2.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3.1cm"/>
    </style:style>
    <style:style style:name="gr8" style:family="graphic" style:parent-style-name="standard">
      <style:graphic-properties draw:stroke="none" svg:stroke-color="#000000" draw:fill="none" draw:fill-color="#ffffff" fo:min-height="1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6.2cm" svg:height="4.347cm" svg:x="15cm" svg:y="2.753cm">
          <draw:image xlink:href="Pictures/100002010000031A0000046384CFE04E.png" xlink:type="simple" xlink:show="embed" xlink:actuate="onLoad">
            <text:p/>
          </draw:image>
        </draw:frame>
        <draw:frame draw:style-name="gr2" draw:text-style-name="P2" draw:layer="layout" svg:width="7.4cm" svg:height="4.1cm" svg:x="-0.9cm" svg:y="2.9cm">
          <draw:image xlink:href="Pictures/100002010000031A00000463408CA2B7.png" xlink:type="simple" xlink:show="embed" xlink:actuate="onLoad">
            <text:p/>
          </draw:image>
        </draw:frame>
        <draw:frame draw:style-name="gr3" draw:text-style-name="P1" draw:layer="layout" svg:width="3.611cm" svg:height="3.611cm" svg:x="5.9cm" svg:y="2.489cm">
          <draw:image xlink:href="Pictures/1000020100000080000000801FF9979E.png" xlink:type="simple" xlink:show="embed" xlink:actuate="onLoad">
            <text:p/>
          </draw:image>
        </draw:frame>
        <draw:frame draw:style-name="gr3" draw:text-style-name="P1" draw:layer="layout" svg:width="3.611cm" svg:height="3.611cm" svg:x="11.058cm" svg:y="2.49cm">
          <draw:image xlink:href="Pictures/1000020100000080000000801FF9979E.png" xlink:type="simple" xlink:show="embed" xlink:actuate="onLoad">
            <text:p/>
          </draw:image>
        </draw:frame>
        <draw:frame draw:style-name="gr4" draw:layer="layout" svg:width="2.968cm" svg:height="2.25cm" svg:x="11.566cm" svg:y="5.85cm">
          <draw:text-box>
            <text:p>Decrypt</text:p>
          </draw:text-box>
        </draw:frame>
        <draw:frame draw:style-name="gr5" draw:layer="layout" svg:width="3.1cm" svg:height="2.35cm" svg:x="6.4cm" svg:y="5.85cm">
          <draw:text-box>
            <text:p>Encrypt</text:p>
          </draw:text-box>
        </draw:frame>
        <draw:line draw:style-name="gr6" draw:text-style-name="P1" draw:layer="layout" svg:x1="4.5cm" svg:y1="4.5cm" svg:x2="6.7cm" svg:y2="4.5cm">
          <text:p/>
        </draw:line>
        <draw:line draw:style-name="gr6" draw:text-style-name="P1" draw:layer="layout" svg:x1="9.4cm" svg:y1="4.5cm" svg:x2="11.6cm" svg:y2="4.5cm">
          <text:p/>
        </draw:line>
        <draw:line draw:style-name="gr6" draw:text-style-name="P1" draw:layer="layout" svg:x1="14.1cm" svg:y1="4.5cm" svg:x2="16.3cm" svg:y2="4.5cm">
          <text:p/>
        </draw:line>
        <draw:frame draw:style-name="gr3" draw:text-style-name="P3" draw:layer="layout" svg:width="2.3cm" svg:height="2.911cm" svg:x="11.9cm" svg:y="9.289cm">
          <draw:image xlink:href="Pictures/100002010000008000000080BFC7A67F.png" xlink:type="simple" xlink:show="embed" xlink:actuate="onLoad">
            <text:p/>
          </draw:image>
        </draw:frame>
        <draw:frame draw:style-name="gr3" draw:text-style-name="P3" draw:layer="layout" svg:width="2.3cm" svg:height="2.911cm" svg:x="6.6cm" svg:y="9.29cm">
          <draw:image xlink:href="Pictures/100002010000008000000080BFC7A67F.png" xlink:type="simple" xlink:show="embed" xlink:actuate="onLoad">
            <text:p/>
          </draw:image>
        </draw:frame>
        <draw:line draw:style-name="gr6" draw:text-style-name="P1" draw:layer="layout" svg:x1="7.8cm" svg:y1="8.9cm" svg:x2="7.8cm" svg:y2="7.2cm">
          <text:p/>
        </draw:line>
        <draw:line draw:style-name="gr6" draw:text-style-name="P1" draw:layer="layout" svg:x1="13cm" svg:y1="8.901cm" svg:x2="13cm" svg:y2="7.201cm">
          <text:p/>
        </draw:line>
        <draw:frame draw:style-name="gr7" draw:layer="layout" svg:width="5.4cm" svg:height="3.35cm" svg:x="5.4cm" svg:y="12.95cm">
          <draw:text-box>
            <text:p>Bob's public key</text:p>
          </draw:text-box>
        </draw:frame>
        <draw:frame draw:style-name="gr7" draw:layer="layout" svg:width="5.4cm" svg:height="3.35cm" svg:x="10.8cm" svg:y="12.95cm">
          <draw:text-box>
            <text:p>Bob's private key</text:p>
          </draw:text-box>
        </draw:frame>
        <draw:frame draw:style-name="gr3" draw:text-style-name="P1" draw:layer="layout" svg:width="2.412cm" svg:height="2.412cm" svg:x="4.3cm" svg:y="1.5cm">
          <draw:image xlink:href="Pictures/1000020100000080000000804D03DFFC.png" xlink:type="simple" xlink:show="embed" xlink:actuate="onLoad">
            <text:p/>
          </draw:image>
        </draw:frame>
        <draw:frame draw:style-name="gr3" draw:text-style-name="P1" draw:layer="layout" svg:width="2.412cm" svg:height="2.412cm" svg:x="13.888cm" svg:y="1.5cm">
          <draw:image xlink:href="Pictures/1000020100000080000000804D03DFFC.png" xlink:type="simple" xlink:show="embed" xlink:actuate="onLoad">
            <text:p/>
          </draw:image>
        </draw:frame>
        <draw:frame draw:style-name="gr3" draw:text-style-name="P1" draw:layer="layout" svg:width="2.412cm" svg:height="2.412cm" svg:x="9.188cm" svg:y="1.5cm">
          <draw:image xlink:href="Pictures/1000020100000080000000804D03DFFC.png" xlink:type="simple" xlink:show="embed" xlink:actuate="onLoad">
            <text:p/>
          </draw:image>
        </draw:frame>
        <draw:frame draw:style-name="gr3" draw:text-style-name="P1" draw:layer="layout" svg:width="2.011cm" svg:height="2.911cm" svg:x="9.8cm" svg:y="1.8cm">
          <draw:image xlink:href="Pictures/1000020100000080000000801FF9979E.png" xlink:type="simple" xlink:show="embed" xlink:actuate="onLoad">
            <text:p/>
          </draw:image>
        </draw:frame>
        <draw:frame draw:style-name="gr8" draw:layer="layout" svg:width="3.7cm" svg:height="1.75cm" svg:x="4.5cm" svg:y="4.9cm">
          <draw:text-box>
            <text:p>TEXT</text:p>
          </draw:text-box>
        </draw:frame>
        <draw:frame draw:style-name="gr8" draw:layer="layout" svg:width="3.7cm" svg:height="1.75cm" svg:x="14.1cm" svg:y="4.9cm">
          <draw:text-box>
            <text:p>TEXT</text:p>
          </draw:text-box>
        </draw:frame>
        <draw:frame draw:style-name="gr8" draw:layer="layout" svg:width="3.7cm" svg:height="1.75cm" svg:x="8.7cm" svg:y="4.8cm">
          <draw:text-box>
            <text:p>Cipherte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7T08:55:13.806555086</meta:creation-date>
    <dc:date>2016-05-31T23:10:14.452987804</dc:date>
    <meta:editing-duration>PT7M45S</meta:editing-duration>
    <meta:editing-cycles>2</meta:editing-cycles>
    <meta:generator>LibreOffice/4.2.8.2$Linux_X86_64 LibreOffice_project/420m0$Build-2</meta:generator>
    <meta:document-statistic meta:object-count="22"/>
  </office:meta>
</office:document-meta>
</file>